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dd0d" officeooo:paragraph-rsid="000fdd0d"/>
    </style:style>
    <style:style style:name="P2" style:family="paragraph" style:parent-style-name="Standard">
      <style:paragraph-properties fo:text-align="center" style:justify-single-word="false"/>
      <style:text-properties officeooo:rsid="000fdd0d" officeooo:paragraph-rsid="000fdd0d"/>
    </style:style>
    <style:style style:name="P3" style:family="paragraph" style:parent-style-name="Standard">
      <style:text-properties officeooo:rsid="000fdd0d" officeooo:paragraph-rsid="0014e1ec"/>
    </style:style>
    <style:style style:name="P4" style:family="paragraph" style:parent-style-name="Standard">
      <style:text-properties officeooo:rsid="0012f508" officeooo:paragraph-rsid="0012f508"/>
    </style:style>
    <style:style style:name="P5" style:family="paragraph" style:parent-style-name="Standard">
      <style:text-properties officeooo:rsid="00135e61" officeooo:paragraph-rsid="00135e61"/>
    </style:style>
    <style:style style:name="P6" style:family="paragraph" style:parent-style-name="Standard">
      <style:text-properties officeooo:rsid="0014e1ec" officeooo:paragraph-rsid="0014e1ec"/>
    </style:style>
    <style:style style:name="P7" style:family="paragraph" style:parent-style-name="Standard">
      <style:text-properties officeooo:rsid="0014e1ec" officeooo:paragraph-rsid="0017e076"/>
    </style:style>
    <style:style style:name="P8" style:family="paragraph" style:parent-style-name="Standard">
      <style:text-properties officeooo:rsid="0014e1ec" officeooo:paragraph-rsid="001ce611"/>
    </style:style>
    <style:style style:name="P9" style:family="paragraph" style:parent-style-name="Standard">
      <style:text-properties officeooo:rsid="0014e1ec" officeooo:paragraph-rsid="001f6109"/>
    </style:style>
    <style:style style:name="P10" style:family="paragraph" style:parent-style-name="Standard">
      <style:text-properties officeooo:rsid="0014e1ec" officeooo:paragraph-rsid="00221610"/>
    </style:style>
    <style:style style:name="P11" style:family="paragraph" style:parent-style-name="Standard">
      <style:text-properties officeooo:rsid="00163a4e" officeooo:paragraph-rsid="00163a4e"/>
    </style:style>
    <style:style style:name="P12" style:family="paragraph" style:parent-style-name="Standard">
      <style:text-properties officeooo:rsid="0017e076" officeooo:paragraph-rsid="0014e1ec"/>
    </style:style>
    <style:style style:name="P13" style:family="paragraph" style:parent-style-name="Standard">
      <style:text-properties officeooo:rsid="0019ff58" officeooo:paragraph-rsid="0019ff58"/>
    </style:style>
    <style:style style:name="P14" style:family="paragraph" style:parent-style-name="Standard">
      <style:text-properties officeooo:rsid="0019ff58" officeooo:paragraph-rsid="001a0076"/>
    </style:style>
    <style:style style:name="P15" style:family="paragraph" style:parent-style-name="Standard">
      <style:text-properties officeooo:rsid="001ce611" officeooo:paragraph-rsid="001ce611"/>
    </style:style>
    <style:style style:name="P16" style:family="paragraph" style:parent-style-name="Standard">
      <style:text-properties officeooo:rsid="001ea6d0" officeooo:paragraph-rsid="001ea6d0"/>
    </style:style>
    <style:style style:name="P17" style:family="paragraph" style:parent-style-name="Standard">
      <style:text-properties officeooo:rsid="001ec6b0" officeooo:paragraph-rsid="0019ff58"/>
    </style:style>
    <style:style style:name="P18" style:family="paragraph" style:parent-style-name="Standard">
      <style:text-properties officeooo:rsid="001ec6b0" officeooo:paragraph-rsid="001ec6b0"/>
    </style:style>
    <style:style style:name="P19" style:family="paragraph" style:parent-style-name="Standard">
      <style:text-properties officeooo:rsid="001f6109" officeooo:paragraph-rsid="001f6109"/>
    </style:style>
    <style:style style:name="P20" style:family="paragraph" style:parent-style-name="Standard">
      <style:text-properties officeooo:rsid="001f6109" officeooo:paragraph-rsid="002075c7"/>
    </style:style>
    <style:style style:name="P21" style:family="paragraph" style:parent-style-name="Standard">
      <style:text-properties officeooo:rsid="0020c656" officeooo:paragraph-rsid="0020c656"/>
    </style:style>
    <style:style style:name="P22" style:family="paragraph" style:parent-style-name="Standard">
      <style:text-properties officeooo:rsid="00221610" officeooo:paragraph-rsid="00221610"/>
    </style:style>
    <style:style style:name="P23" style:family="paragraph" style:parent-style-name="Standard">
      <style:paragraph-properties fo:break-before="page"/>
      <style:text-properties officeooo:rsid="001ce611" officeooo:paragraph-rsid="001ce611"/>
    </style:style>
    <style:style style:name="T1" style:family="text">
      <style:text-properties officeooo:rsid="000fdd0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2f508"/>
    </style:style>
    <style:style style:name="T4" style:family="text">
      <style:text-properties style:text-position="sub 58%" officeooo:rsid="000fdd0d"/>
    </style:style>
    <style:style style:name="T5" style:family="text">
      <style:text-properties style:text-position="sub 58%" officeooo:rsid="00135e61"/>
    </style:style>
    <style:style style:name="T6" style:family="text">
      <style:text-properties style:text-position="sub 58%" officeooo:rsid="00146f43"/>
    </style:style>
    <style:style style:name="T7" style:family="text">
      <style:text-properties style:text-position="sub 58%" officeooo:rsid="00165bfb"/>
    </style:style>
    <style:style style:name="T8" style:family="text">
      <style:text-properties style:text-position="sub 58%" officeooo:rsid="0017e076"/>
    </style:style>
    <style:style style:name="T9" style:family="text">
      <style:text-properties style:text-position="sub 58%" officeooo:rsid="0018a5dd"/>
    </style:style>
    <style:style style:name="T10" style:family="text">
      <style:text-properties style:text-position="sub 58%" officeooo:rsid="001a0076"/>
    </style:style>
    <style:style style:name="T11" style:family="text">
      <style:text-properties style:text-position="sub 58%" officeooo:rsid="001c2926"/>
    </style:style>
    <style:style style:name="T12" style:family="text">
      <style:text-properties style:text-position="sub 58%" officeooo:rsid="001ce611"/>
    </style:style>
    <style:style style:name="T13" style:family="text">
      <style:text-properties style:text-position="sub 58%" officeooo:rsid="001ea6d0"/>
    </style:style>
    <style:style style:name="T14" style:family="text">
      <style:text-properties style:text-position="sub 58%" officeooo:rsid="001ec6b0"/>
    </style:style>
    <style:style style:name="T15" style:family="text">
      <style:text-properties style:text-position="sub 58%" officeooo:rsid="002075c7"/>
    </style:style>
    <style:style style:name="T16" style:family="text">
      <style:text-properties style:text-position="sub 58%" officeooo:rsid="0020c656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1ce611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135e61"/>
    </style:style>
    <style:style style:name="T21" style:family="text">
      <style:text-properties style:text-position="0% 100%" officeooo:rsid="00163a4e"/>
    </style:style>
    <style:style style:name="T22" style:family="text">
      <style:text-properties style:text-position="0% 100%" officeooo:rsid="00165bfb"/>
    </style:style>
    <style:style style:name="T23" style:family="text">
      <style:text-properties style:text-position="0% 100%" officeooo:rsid="0017e076"/>
    </style:style>
    <style:style style:name="T24" style:family="text">
      <style:text-properties style:text-position="0% 100%" officeooo:rsid="0018a5dd"/>
    </style:style>
    <style:style style:name="T25" style:family="text">
      <style:text-properties style:text-position="0% 100%" officeooo:rsid="001a0076"/>
    </style:style>
    <style:style style:name="T26" style:family="text">
      <style:text-properties style:text-position="0% 100%" officeooo:rsid="001ce611"/>
    </style:style>
    <style:style style:name="T27" style:family="text">
      <style:text-properties style:text-position="0% 100%" officeooo:rsid="001ea6d0"/>
    </style:style>
    <style:style style:name="T28" style:family="text">
      <style:text-properties style:text-position="0% 100%" officeooo:rsid="001ec6b0"/>
    </style:style>
    <style:style style:name="T29" style:family="text">
      <style:text-properties style:text-position="0% 100%" officeooo:rsid="001f6109"/>
    </style:style>
    <style:style style:name="T30" style:family="text">
      <style:text-properties style:text-position="0% 100%" officeooo:rsid="002075c7"/>
    </style:style>
    <style:style style:name="T31" style:family="text">
      <style:text-properties style:text-position="0% 100%" officeooo:rsid="0020c656"/>
    </style:style>
    <style:style style:name="T32" style:family="text">
      <style:text-properties style:text-position="0% 100%" officeooo:rsid="00221610"/>
    </style:style>
    <style:style style:name="T33" style:family="text">
      <style:text-properties officeooo:rsid="0012f508"/>
    </style:style>
    <style:style style:name="T34" style:family="text">
      <style:text-properties officeooo:rsid="00135e61"/>
    </style:style>
    <style:style style:name="T35" style:family="text">
      <style:text-properties officeooo:rsid="00146f43"/>
    </style:style>
    <style:style style:name="T36" style:family="text">
      <style:text-properties officeooo:rsid="0014e1ec"/>
    </style:style>
    <style:style style:name="T37" style:family="text">
      <style:text-properties officeooo:rsid="00163a4e"/>
    </style:style>
    <style:style style:name="T38" style:family="text">
      <style:text-properties officeooo:rsid="001c2926"/>
    </style:style>
    <style:style style:name="T39" style:family="text">
      <style:text-properties officeooo:rsid="001ce611"/>
    </style:style>
    <style:style style:name="T40" style:family="text">
      <style:text-properties officeooo:rsid="001f61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8">Isomorphic</text:span> <text:span text:style-name="T39">and Homotopy </text:span>Paths</text:p>
      <text:p text:style-name="P2">by Sven Nilsen, 2017</text:p>
      <text:p text:style-name="P1"/>
      <text:p text:style-name="P4">A<text:span text:style-name="T37">n isomorphic</text:span> path <text:span text:style-name="T36">is a pair of</text:span> two <text:span text:style-name="T35">functions and two maps that reflect elements of each other.</text:span></text:p>
      <text:p text:style-name="P1"/>
      <text:p text:style-name="P3"><text:tab/>(f, <text:span text:style-name="T33">h</text:span>)[g<text:span text:style-name="T2">i→</text:span><text:span text:style-name="T3">n</text:span><text:span text:style-name="T33">, e</text:span><text:span text:style-name="T3">i→n</text:span><text:span text:style-name="T33">]</text:span><text:span text:style-name="T3">iso</text:span></text:p>
      <text:p text:style-name="P1"/>
      <text:p text:style-name="P1"><text:tab/><text:span text:style-name="T34">f &lt;=&gt; e</text:span><text:span text:style-name="T5">n</text:span><text:span text:style-name="T20"> · </text:span><text:span text:style-name="T34">h · g</text:span><text:span text:style-name="T5">i</text:span></text:p>
      <text:p text:style-name="P1"><text:tab/><text:span text:style-name="T35">h &lt;=&gt; g</text:span><text:span text:style-name="T6">n</text:span><text:span text:style-name="T35"> · f · e</text:span><text:span text:style-name="T6">i</text:span></text:p>
      <text:p text:style-name="P1"/>
      <text:p text:style-name="P1"><text:tab/>f[g<text:span text:style-name="T2">i→n</text:span>] &lt;=&gt; <text:span text:style-name="T33">h</text:span></text:p>
      <text:p text:style-name="P1"><text:tab/><text:span text:style-name="T33">h</text:span>[<text:span text:style-name="T33">e</text:span><text:span text:style-name="T2">i→n</text:span>] &lt;=&gt; f</text:p>
      <text:p text:style-name="P1"/>
      <text:p text:style-name="P1"><text:tab/><text:span text:style-name="T33">e</text:span><text:span text:style-name="T2">in</text:span> · g<text:span text:style-name="T17">in</text:span> &lt;=&gt; id<text:span text:style-name="T2">(A, B)</text:span></text:p>
      <text:p text:style-name="P1"><text:tab/>g<text:span text:style-name="T2">in</text:span> · <text:span text:style-name="T33">e</text:span><text:span text:style-name="T17">in</text:span> &lt;=&gt; id<text:span text:style-name="T2">(C, D)</text:span></text:p>
      <text:p text:style-name="P1"/>
      <text:p text:style-name="P1"><text:tab/>f : A → B</text:p>
      <text:p text:style-name="P1"><text:tab/>g<text:span text:style-name="T2">i→n</text:span> : (A → C, B → D)</text:p>
      <text:p text:style-name="P1"><text:tab/><text:span text:style-name="T33">h</text:span> : C → D</text:p>
      <text:p text:style-name="P1"><text:tab/><text:span text:style-name="T33">e</text:span><text:span text:style-name="T2">i→n</text:span> : (C → A, D → B)</text:p>
      <text:p text:style-name="P1"/>
      <text:p text:style-name="P9">Reflexivity <text:span text:style-name="T40">(This is called the identity isomorphic path)</text:span>:</text:p>
      <text:p text:style-name="P6"/>
      <text:p text:style-name="P6"><text:tab/>(f, f)[id, id]<text:span text:style-name="T8">iso</text:span> &lt;=&gt; (f, f)[id, id]<text:span text:style-name="T8">iso</text:span></text:p>
      <text:p text:style-name="P1"/>
      <text:p text:style-name="P5"><text:span text:style-name="T36">Symmetry</text:span>:</text:p>
      <text:p text:style-name="P5"/>
      <text:p text:style-name="P5"><text:tab/><text:span text:style-name="T1">(f, h)[g</text:span><text:span text:style-name="T4">i→</text:span><text:span text:style-name="T3">n</text:span><text:span text:style-name="T33">, e</text:span><text:span text:style-name="T3">i→n</text:span><text:span text:style-name="T33">]</text:span><text:span text:style-name="T3">iso</text:span><text:span text:style-name="T33"> </text:span>&lt;=&gt; (h, f)[e<text:span text:style-name="T2">i→n</text:span>, g<text:span text:style-name="T2">i→n</text:span>]<text:span text:style-name="T8">iso</text:span></text:p>
      <text:p text:style-name="P5"/>
      <text:p text:style-name="P6">Transitivity:</text:p>
      <text:p text:style-name="P6"/>
      <text:p text:style-name="P6"><text:tab/>(f<text:span text:style-name="T2">0</text:span>, f<text:span text:style-name="T2">1</text:span>)[g<text:span text:style-name="T2">01</text:span>, g<text:span text:style-name="T2">10</text:span>]<text:span text:style-name="T8">iso</text:span> ∧ (f<text:span text:style-name="T2">1</text:span>, f<text:span text:style-name="T2">2</text:span>)[g<text:span text:style-name="T2">12</text:span>, g<text:span text:style-name="T2">21</text:span>]<text:span text:style-name="T8">iso</text:span> &lt;=&gt; (f<text:span text:style-name="T2">0</text:span>, f<text:span text:style-name="T2">2</text:span>)[g<text:span text:style-name="T2">12</text:span> · g<text:span text:style-name="T2">01</text:span><text:span text:style-name="T19">, g</text:span><text:span text:style-name="T2">10</text:span><text:span text:style-name="T19"> · g</text:span><text:span text:style-name="T2">21</text:span><text:span text:style-name="T19">]</text:span><text:span text:style-name="T8">iso</text:span><text:span text:style-name="T19"> &lt;=&gt; (f</text:span><text:span text:style-name="T2">0</text:span><text:span text:style-name="T19">, f</text:span><text:span text:style-name="T2">2</text:span><text:span text:style-name="T19">)[g</text:span><text:span text:style-name="T2">02</text:span><text:span text:style-name="T19">, g</text:span><text:span text:style-name="T2">20</text:span><text:span text:style-name="T19">]</text:span><text:span text:style-name="T8">iso</text:span></text:p>
      <text:p text:style-name="P6"><text:span text:style-name="T19"/></text:p>
      <text:p text:style-name="P11"><text:span text:style-name="T24">If any path exists for any function that has a </text:span><text:span text:style-name="T32">collection of</text:span><text:span text:style-name="T24"> isomorphic path</text:span><text:span text:style-name="T32">s</text:span><text:span text:style-name="T24">, then all i</text:span><text:span text:style-name="T19">somorphic paths </text:span><text:span text:style-name="T24">are contractible by a family of paths.</text:span></text:p>
      <text:p text:style-name="P6"><text:span text:style-name="T19"/></text:p>
      <text:p text:style-name="P6"><text:span text:style-name="T19"><text:tab/>∃ </text:span><text:span text:style-name="T24">x { f</text:span><text:span text:style-name="T9">x</text:span><text:span text:style-name="T24">[g</text:span><text:span text:style-name="T9">xh</text:span><text:span text:style-name="T24">] &lt;=&gt; h } &lt;=&gt; ∀ x { </text:span><text:span text:style-name="T21">f</text:span><text:span text:style-name="T9">x</text:span><text:span text:style-name="T21">[g</text:span><text:span text:style-name="T9">x</text:span><text:span text:style-name="T7">h</text:span><text:span text:style-name="T21">] &lt;=&gt; h </text:span><text:span text:style-name="T24">}</text:span></text:p>
      <text:p text:style-name="P6"><text:span text:style-name="T21"/></text:p>
      <text:p text:style-name="P7"><text:span text:style-name="T21"><text:tab/></text:span><text:span text:style-name="T22">(f</text:span><text:span text:style-name="T7">0</text:span><text:span text:style-name="T22">, f</text:span><text:span text:style-name="T7">1</text:span><text:span text:style-name="T22">)[g</text:span><text:span text:style-name="T7">01</text:span><text:span text:style-name="T22">, g</text:span><text:span text:style-name="T7">10</text:span><text:span text:style-name="T22">]</text:span><text:span text:style-name="T8">iso</text:span><text:span text:style-name="T22">[g</text:span><text:span text:style-name="T7">0h</text:span><text:span text:style-name="T22">, g</text:span><text:span text:style-name="T7">1h</text:span><text:span text:style-name="T22">]</text:span></text:p>
      <text:p text:style-name="P8"><text:span text:style-name="T22"><text:tab/>(f</text:span><text:span text:style-name="T7">0</text:span><text:span text:style-name="T22">, f</text:span><text:span text:style-name="T7">1</text:span><text:span text:style-name="T22">)[g</text:span><text:span text:style-name="T7">0h</text:span><text:span text:style-name="T22">, g</text:span><text:span text:style-name="T7">1h</text:span><text:span text:style-name="T22">][g</text:span><text:span text:style-name="T7">01</text:span><text:span text:style-name="T23">[g</text:span><text:span text:style-name="T8">0h</text:span><text:span text:style-name="T23">→g</text:span><text:span text:style-name="T8">1h</text:span><text:span text:style-name="T23">]</text:span><text:span text:style-name="T22">, g</text:span><text:span text:style-name="T7">10</text:span><text:span text:style-name="T23">[g</text:span><text:span text:style-name="T8">1h</text:span><text:span text:style-name="T23">→g</text:span><text:span text:style-name="T8">0h</text:span><text:span text:style-name="T23">]</text:span><text:span text:style-name="T22">]</text:span><text:span text:style-name="T8">iso</text:span></text:p>
      <text:p text:style-name="P8"><text:span text:style-name="T22"><text:tab/>(f</text:span><text:span text:style-name="T7">0</text:span><text:span text:style-name="T22">[g</text:span><text:span text:style-name="T7">0h</text:span><text:span text:style-name="T22">], f</text:span><text:span text:style-name="T7">1</text:span><text:span text:style-name="T22">[g</text:span><text:span text:style-name="T7">1h</text:span><text:span text:style-name="T22">])[</text:span><text:span text:style-name="T26">id</text:span><text:span text:style-name="T22">, </text:span><text:span text:style-name="T26">id</text:span><text:span text:style-name="T22">]</text:span><text:span text:style-name="T8">iso</text:span></text:p>
      <text:p text:style-name="P7"><text:span text:style-name="T22"><text:tab/></text:span><text:span text:style-name="T21">(</text:span><text:span text:style-name="T24">h</text:span><text:span text:style-name="T21">, </text:span><text:span text:style-name="T24">h</text:span><text:span text:style-name="T21">)[</text:span><text:span text:style-name="T22">id, id</text:span><text:span text:style-name="T21">]</text:span><text:span text:style-name="T8">iso</text:span></text:p>
      <text:p text:style-name="P12"><text:span text:style-name="T19"/></text:p>
      <text:p text:style-name="P12"><text:span text:style-name="T19"/></text:p>
      <text:p text:style-name="P23"><text:span text:style-name="T19">In general, an isomorphic path satisfies the following:</text:span></text:p>
      <text:p text:style-name="P15"><text:span text:style-name="T19"/></text:p>
      <text:p text:style-name="P15"><text:span text:style-name="T19"><text:tab/>[x</text:span><text:span text:style-name="T2">0</text:span><text:span text:style-name="T19">, x</text:span><text:span text:style-name="T2">1</text:span><text:span text:style-name="T19">]</text:span><text:span text:style-name="T2">iso</text:span><text:span text:style-name="T19">[y</text:span><text:span text:style-name="T2">0</text:span><text:span text:style-name="T19">, y</text:span><text:span text:style-name="T2">1</text:span><text:span text:style-name="T19">] &lt;=&gt; [y</text:span><text:span text:style-name="T2">0</text:span><text:span text:style-name="T19">, y</text:span><text:span text:style-name="T2">1</text:span><text:span text:style-name="T19">][x</text:span><text:span text:style-name="T2">0</text:span><text:span text:style-name="T19">[y</text:span><text:span text:style-name="T2">0</text:span><text:span text:style-name="T19">→y</text:span><text:span text:style-name="T2">1</text:span><text:span text:style-name="T19">], x</text:span><text:span text:style-name="T2">1</text:span><text:span text:style-name="T19">[y</text:span><text:span text:style-name="T2">1</text:span><text:span text:style-name="T19">→y</text:span><text:span text:style-name="T2">0</text:span><text:span text:style-name="T19">]]</text:span><text:span text:style-name="T2">iso</text:span></text:p>
      <text:p text:style-name="P13"><text:span text:style-name="T19"/></text:p>
      <text:p text:style-name="P13"><text:span text:style-name="T19">This </text:span><text:span text:style-name="T27">way of propagating a copy of the path to the left</text:span><text:span text:style-name="T19"> gives rise to the idea of a “homotopy path”, a higher </text:span><text:span text:style-name="T27">N-</text:span><text:span text:style-name="T25">dimensional</text:span><text:span text:style-name="T19"> path between </text:span><text:span text:style-name="T28">isomorphic </text:span><text:span text:style-name="T19">paths. </text:span><text:span text:style-name="T27">It serves </text:span><text:span text:style-name="T32">a syntactic purpose</text:span><text:span text:style-name="T27"> </text:span><text:span text:style-name="T32">to</text:span><text:span text:style-name="T27"> </text:span><text:span text:style-name="T32">propagate</text:span><text:span text:style-name="T28"> a copy to the left and “erase” the leftovers from the inner isomorphic paths.</text:span></text:p>
      <text:p text:style-name="P13"><text:span text:style-name="T19"/></text:p>
      <text:p text:style-name="P13"><text:span text:style-name="T19"><text:tab/></text:span><text:span text:style-name="T26">[x</text:span><text:span text:style-name="T12">i</text:span><text:span text:style-name="T26">]</text:span><text:span text:style-name="T12">hom</text:span><text:span text:style-name="T26">[y</text:span><text:span text:style-name="T12">i</text:span><text:span text:style-name="T26">] &lt;=&gt; [y</text:span><text:span text:style-name="T12">i</text:span><text:span text:style-name="T26">][x</text:span><text:span text:style-name="T12">i</text:span><text:span text:style-name="T26">[y</text:span><text:span text:style-name="T18">i</text:span><text:span text:style-name="T26">]]</text:span><text:span text:style-name="T12">hom</text:span></text:p>
      <text:p text:style-name="P17"><text:span text:style-name="T19"/></text:p>
      <text:p text:style-name="P18"><text:span text:style-name="T19">A homotopy path allows one to separate the isomorphic structure of functions and their mappings. </text:span><text:span text:style-name="T29">One can also put a homotopy path </text:span><text:span text:style-name="T31">bracket</text:span><text:span text:style-name="T29"> inside a homotopy path </text:span><text:span text:style-name="T31">bracket</text:span><text:span text:style-name="T29">.</text:span></text:p>
      <text:p text:style-name="P13"><text:span text:style-name="T19"/></text:p>
      <text:p text:style-name="P16"><text:span text:style-name="T19">For example, </text:span><text:span text:style-name="T32">this is how to prove that two different isomorphic paths are contractible to the same path</text:span><text:span text:style-name="T19">:</text:span></text:p>
      <text:p text:style-name="P13"><text:span text:style-name="T19"/></text:p>
      <text:p text:style-name="P14"><text:span text:style-name="T19"><text:tab/>((f</text:span><text:span text:style-name="T2">0</text:span><text:span text:style-name="T19">, f</text:span><text:span text:style-name="T2">1</text:span><text:span text:style-name="T19">), (f</text:span><text:span text:style-name="T2">2</text:span><text:span text:style-name="T19">, f</text:span><text:span text:style-name="T2">3</text:span><text:span text:style-name="T19">))</text:span><text:span text:style-name="T25">[[g</text:span><text:span text:style-name="T10">01</text:span><text:span text:style-name="T25">, g</text:span><text:span text:style-name="T10">10</text:span><text:span text:style-name="T25">]</text:span><text:span text:style-name="T11">iso</text:span><text:span text:style-name="T25">, [g</text:span><text:span text:style-name="T10">23</text:span><text:span text:style-name="T25">, g</text:span><text:span text:style-name="T10">32</text:span><text:span text:style-name="T25">]</text:span><text:span text:style-name="T11">iso</text:span><text:span text:style-name="T25">]</text:span><text:span text:style-name="T11">hom</text:span><text:span text:style-name="T19">[</text:span><text:span text:style-name="T25">[g</text:span><text:span text:style-name="T10">0h</text:span><text:span text:style-name="T25">, g</text:span><text:span text:style-name="T10">1h</text:span><text:span text:style-name="T25">]</text:span><text:span text:style-name="T19">, </text:span><text:span text:style-name="T25">[g</text:span><text:span text:style-name="T10">2h</text:span><text:span text:style-name="T25">, g</text:span><text:span text:style-name="T10">3h</text:span><text:span text:style-name="T25">]]</text:span></text:p>
      <text:p text:style-name="P13"><text:span text:style-name="T19"><text:tab/></text:span><text:span text:style-name="T27">((f</text:span><text:span text:style-name="T13">0</text:span><text:span text:style-name="T27">, f</text:span><text:span text:style-name="T13">1</text:span><text:span text:style-name="T27">), (f</text:span><text:span text:style-name="T13">2</text:span><text:span text:style-name="T27">, f</text:span><text:span text:style-name="T13">3</text:span><text:span text:style-name="T27">))[[g</text:span><text:span text:style-name="T13">0h</text:span><text:span text:style-name="T27">, g</text:span><text:span text:style-name="T13">1h</text:span><text:span text:style-name="T27">], [g</text:span><text:span text:style-name="T13">2h</text:span><text:span text:style-name="T27">, g</text:span><text:span text:style-name="T13">3h</text:span><text:span text:style-name="T27">]][[g</text:span><text:span text:style-name="T13">01</text:span><text:span text:style-name="T27">, g</text:span><text:span text:style-name="T13">10</text:span><text:span text:style-name="T27">]</text:span><text:span text:style-name="T13">iso</text:span><text:span text:style-name="T27">[g</text:span><text:span text:style-name="T13">0h</text:span><text:span text:style-name="T27">, g</text:span><text:span text:style-name="T13">1h</text:span><text:span text:style-name="T27">], [g</text:span><text:span text:style-name="T13">23</text:span><text:span text:style-name="T27">, g</text:span><text:span text:style-name="T13">32</text:span><text:span text:style-name="T27">]</text:span><text:span text:style-name="T13">iso</text:span><text:span text:style-name="T27">[g</text:span><text:span text:style-name="T13">2h</text:span><text:span text:style-name="T27">, g</text:span><text:span text:style-name="T13">3h</text:span><text:span text:style-name="T27">]]</text:span><text:span text:style-name="T13">hom</text:span></text:p>
      <text:p text:style-name="P13"><text:span text:style-name="T19"><text:tab/></text:span><text:span text:style-name="T27">((f</text:span><text:span text:style-name="T13">0</text:span><text:span text:style-name="T27">, f</text:span><text:span text:style-name="T13">1</text:span><text:span text:style-name="T27">)[g</text:span><text:span text:style-name="T13">0h</text:span><text:span text:style-name="T27">, g</text:span><text:span text:style-name="T13">1h</text:span><text:span text:style-name="T27">], (f</text:span><text:span text:style-name="T13">2</text:span><text:span text:style-name="T27">, f</text:span><text:span text:style-name="T13">3</text:span><text:span text:style-name="T27">)[g</text:span><text:span text:style-name="T13">2h</text:span><text:span text:style-name="T27">, g</text:span><text:span text:style-name="T13">3h</text:span><text:span text:style-name="T27">])[g</text:span><text:span text:style-name="T13">01</text:span><text:span text:style-name="T27">[g</text:span><text:span text:style-name="T13">0h</text:span><text:span text:style-name="T27">→g</text:span><text:span text:style-name="T13">1h</text:span><text:span text:style-name="T27">], g</text:span><text:span text:style-name="T13">10</text:span><text:span text:style-name="T27">[g</text:span><text:span text:style-name="T13">1h</text:span><text:span text:style-name="T27">→g</text:span><text:span text:style-name="T13">0h</text:span><text:span text:style-name="T27">]</text:span><text:span text:style-name="T13">iso</text:span><text:span text:style-name="T27">, [g</text:span><text:span text:style-name="T13">23</text:span><text:span text:style-name="T27">[g</text:span><text:span text:style-name="T13">2h</text:span><text:span text:style-name="T27">→g</text:span><text:span text:style-name="T13">3h</text:span><text:span text:style-name="T27">], g</text:span><text:span text:style-name="T13">32</text:span><text:span text:style-name="T27">[g</text:span><text:span text:style-name="T13">3h</text:span><text:span text:style-name="T27">→g</text:span><text:span text:style-name="T13">2h</text:span><text:span text:style-name="T27">]]</text:span><text:span text:style-name="T13">iso</text:span><text:span text:style-name="T27">]</text:span><text:span text:style-name="T13">hom</text:span></text:p>
      <text:p text:style-name="P13"><text:span text:style-name="T19"><text:tab/></text:span><text:span text:style-name="T27">((f</text:span><text:span text:style-name="T13">0</text:span><text:span text:style-name="T27">[g</text:span><text:span text:style-name="T13">0h</text:span><text:span text:style-name="T27">], f</text:span><text:span text:style-name="T13">1</text:span><text:span text:style-name="T27">[g</text:span><text:span text:style-name="T13">1h</text:span><text:span text:style-name="T27">]), (f</text:span><text:span text:style-name="T13">2</text:span><text:span text:style-name="T27">[g</text:span><text:span text:style-name="T13">2h</text:span><text:span text:style-name="T27">], f</text:span><text:span text:style-name="T13">3</text:span><text:span text:style-name="T27">[g</text:span><text:span text:style-name="T13">3h</text:span><text:span text:style-name="T27">]))[[id, id]</text:span><text:span text:style-name="T14">iso</text:span><text:span text:style-name="T27">, [id, id]</text:span><text:span text:style-name="T14">iso</text:span><text:span text:style-name="T27">]</text:span><text:span text:style-name="T13">hom</text:span></text:p>
      <text:p text:style-name="P13"><text:span text:style-name="T27"><text:tab/></text:span><text:span text:style-name="T28">((h, h), (h, h))[[id, id]</text:span><text:span text:style-name="T14">iso</text:span><text:span text:style-name="T28">, [id, id]</text:span><text:span text:style-name="T14">iso</text:span><text:span text:style-name="T28">]</text:span><text:span text:style-name="T14">hom</text:span></text:p>
      <text:p text:style-name="P13"><text:span text:style-name="T25"/></text:p>
      <text:p text:style-name="P19"><text:span text:style-name="T25">H</text:span><text:span text:style-name="T19">ere is another example, </text:span><text:span text:style-name="T31">using unknowns to extract equations</text:span><text:span text:style-name="T19">:</text:span></text:p>
      <text:p text:style-name="P19"><text:span text:style-name="T19"/></text:p>
      <text:p text:style-name="P19"><text:span text:style-name="T19"><text:tab/>((f</text:span><text:span text:style-name="T2">0</text:span><text:span text:style-name="T19">, f</text:span><text:span text:style-name="T2">1</text:span><text:span text:style-name="T19">), (f</text:span><text:span text:style-name="T2">0</text:span><text:span text:style-name="T19">, f</text:span><text:span text:style-name="T2">2</text:span><text:span text:style-name="T19">))[[g</text:span><text:span text:style-name="T2">01</text:span><text:span text:style-name="T19">, g</text:span><text:span text:style-name="T2">10</text:span><text:span text:style-name="T19">]</text:span><text:span text:style-name="T2">iso</text:span><text:span text:style-name="T19">, [g</text:span><text:span text:style-name="T2">02</text:span><text:span text:style-name="T19">, g</text:span><text:span text:style-name="T2">20</text:span><text:span text:style-name="T19">]</text:span><text:span text:style-name="T2">iso</text:span><text:span text:style-name="T19">]</text:span><text:span text:style-name="T2">hom</text:span><text:span text:style-name="T19">[[x</text:span><text:span text:style-name="T2">0</text:span><text:span text:style-name="T19">, x</text:span><text:span text:style-name="T2">1</text:span><text:span text:style-name="T19">], [x</text:span><text:span text:style-name="T2">2</text:span><text:span text:style-name="T19">, x</text:span><text:span text:style-name="T2">3</text:span><text:span text:style-name="T19">]]</text:span></text:p>
      <text:p text:style-name="P19"><text:span text:style-name="T19"><text:tab/>((f</text:span><text:span text:style-name="T2">0</text:span><text:span text:style-name="T19">, f</text:span><text:span text:style-name="T2">1</text:span><text:span text:style-name="T19">), (f</text:span><text:span text:style-name="T2">0</text:span><text:span text:style-name="T19">, f</text:span><text:span text:style-name="T2">2</text:span><text:span text:style-name="T19">))[[x</text:span><text:span text:style-name="T2">0</text:span><text:span text:style-name="T19">, x</text:span><text:span text:style-name="T2">1</text:span><text:span text:style-name="T19">], [x</text:span><text:span text:style-name="T2">2</text:span><text:span text:style-name="T19">, x</text:span><text:span text:style-name="T2">3</text:span><text:span text:style-name="T19">]][[g</text:span><text:span text:style-name="T2">01</text:span><text:span text:style-name="T19">, g</text:span><text:span text:style-name="T2">10</text:span><text:span text:style-name="T19">]</text:span><text:span text:style-name="T2">iso</text:span><text:span text:style-name="T19">[x</text:span><text:span text:style-name="T2">0</text:span><text:span text:style-name="T19">, x</text:span><text:span text:style-name="T2">1</text:span><text:span text:style-name="T19">], [g</text:span><text:span text:style-name="T2">02</text:span><text:span text:style-name="T19">, g</text:span><text:span text:style-name="T2">20</text:span><text:span text:style-name="T19">]</text:span><text:span text:style-name="T2">iso</text:span><text:span text:style-name="T19">[x</text:span><text:span text:style-name="T2">2</text:span><text:span text:style-name="T19">, x</text:span><text:span text:style-name="T2">3</text:span><text:span text:style-name="T19">]]</text:span><text:span text:style-name="T2">hom</text:span></text:p>
      <text:p text:style-name="P19"><text:span text:style-name="T19"><text:tab/>((f</text:span><text:span text:style-name="T2">0</text:span><text:span text:style-name="T19">, f</text:span><text:span text:style-name="T2">1</text:span><text:span text:style-name="T19">)[x</text:span><text:span text:style-name="T2">0</text:span><text:span text:style-name="T19">, x</text:span><text:span text:style-name="T2">1</text:span><text:span text:style-name="T19">], (f</text:span><text:span text:style-name="T2">0</text:span><text:span text:style-name="T19">, f</text:span><text:span text:style-name="T2">2</text:span><text:span text:style-name="T19">)[x</text:span><text:span text:style-name="T2">2</text:span><text:span text:style-name="T19">, x</text:span><text:span text:style-name="T2">3</text:span><text:span text:style-name="T19">])[[g</text:span><text:span text:style-name="T2">01</text:span><text:span text:style-name="T19">[x</text:span><text:span text:style-name="T2">0</text:span><text:span text:style-name="T19">→x</text:span><text:span text:style-name="T2">1</text:span><text:span text:style-name="T19">], g</text:span><text:span text:style-name="T2">10</text:span><text:span text:style-name="T19">[x</text:span><text:span text:style-name="T2">1</text:span><text:span text:style-name="T19">→x</text:span><text:span text:style-name="T2">0</text:span><text:span text:style-name="T19">]]</text:span><text:span text:style-name="T2">iso</text:span><text:span text:style-name="T19">, [</text:span><text:span text:style-name="T30">g</text:span><text:span text:style-name="T15">02</text:span><text:span text:style-name="T30">[x</text:span><text:span text:style-name="T15">2</text:span><text:span text:style-name="T30">→x</text:span><text:span text:style-name="T15">3</text:span><text:span text:style-name="T30">], g</text:span><text:span text:style-name="T15">20</text:span><text:span text:style-name="T30">[x</text:span><text:span text:style-name="T15">3</text:span><text:span text:style-name="T30">→x</text:span><text:span text:style-name="T15">2</text:span><text:span text:style-name="T30">]</text:span><text:span text:style-name="T19">]</text:span><text:span text:style-name="T2">iso</text:span><text:span text:style-name="T19">]</text:span><text:span text:style-name="T2">hom</text:span></text:p>
      <text:p text:style-name="P20"><text:span text:style-name="T19"><text:tab/></text:span><text:span text:style-name="T30">((f</text:span><text:span text:style-name="T15">0</text:span><text:span text:style-name="T30">[x</text:span><text:span text:style-name="T15">0</text:span><text:span text:style-name="T30">], f</text:span><text:span text:style-name="T15">1</text:span><text:span text:style-name="T30">[x</text:span><text:span text:style-name="T15">1</text:span><text:span text:style-name="T30">]), (f</text:span><text:span text:style-name="T15">0</text:span><text:span text:style-name="T30">[x</text:span><text:span text:style-name="T15">2</text:span><text:span text:style-name="T30">], f</text:span><text:span text:style-name="T15">2</text:span><text:span text:style-name="T30">[x</text:span><text:span text:style-name="T15">3</text:span><text:span text:style-name="T30">]))</text:span><text:span text:style-name="T19">[[g</text:span><text:span text:style-name="T2">01</text:span><text:span text:style-name="T19">[x</text:span><text:span text:style-name="T2">0</text:span><text:span text:style-name="T19">→x</text:span><text:span text:style-name="T2">1</text:span><text:span text:style-name="T19">], g</text:span><text:span text:style-name="T2">10</text:span><text:span text:style-name="T19">[x</text:span><text:span text:style-name="T2">1</text:span><text:span text:style-name="T19">→x</text:span><text:span text:style-name="T2">0</text:span><text:span text:style-name="T19">]]</text:span><text:span text:style-name="T2">iso</text:span><text:span text:style-name="T19">, [</text:span><text:span text:style-name="T30">g</text:span><text:span text:style-name="T15">02</text:span><text:span text:style-name="T30">[x</text:span><text:span text:style-name="T15">2</text:span><text:span text:style-name="T30">→x</text:span><text:span text:style-name="T15">3</text:span><text:span text:style-name="T30">], g</text:span><text:span text:style-name="T15">20</text:span><text:span text:style-name="T30">[x</text:span><text:span text:style-name="T15">3</text:span><text:span text:style-name="T30">→x</text:span><text:span text:style-name="T15">2</text:span><text:span text:style-name="T30">]</text:span><text:span text:style-name="T19">]</text:span><text:span text:style-name="T2">iso</text:span><text:span text:style-name="T19">]</text:span><text:span text:style-name="T2">hom</text:span></text:p>
      <text:p text:style-name="P19"><text:span text:style-name="T30"/></text:p>
      <text:p text:style-name="P21"><text:span text:style-name="T30">T</text:span><text:span text:style-name="T19">he equations to be solved are extracted from the homotopy path bracket:</text:span></text:p>
      <text:p text:style-name="P19"><text:span text:style-name="T30"/></text:p>
      <text:p text:style-name="P20"><text:span text:style-name="T30"><text:tab/></text:span><text:span text:style-name="T19">g</text:span><text:span text:style-name="T2">01</text:span><text:span text:style-name="T19">[x</text:span><text:span text:style-name="T2">0</text:span><text:span text:style-name="T19">→x</text:span><text:span text:style-name="T2">1</text:span><text:span text:style-name="T19">] </text:span><text:span text:style-name="T30">&lt;=&gt; g</text:span><text:span text:style-name="T15">02</text:span><text:span text:style-name="T30">[x</text:span><text:span text:style-name="T15">2</text:span><text:span text:style-name="T30">→x</text:span><text:span text:style-name="T15">3</text:span><text:span text:style-name="T30">]</text:span></text:p>
      <text:p text:style-name="P20"><text:span text:style-name="T30"><text:tab/></text:span><text:span text:style-name="T19">g</text:span><text:span text:style-name="T2">10</text:span><text:span text:style-name="T19">[x</text:span><text:span text:style-name="T2">1</text:span><text:span text:style-name="T19">→x</text:span><text:span text:style-name="T2">0</text:span><text:span text:style-name="T19">] </text:span><text:span text:style-name="T30">&lt;=&gt; g</text:span><text:span text:style-name="T15">20</text:span><text:span text:style-name="T30">[x</text:span><text:span text:style-name="T15">3</text:span><text:span text:style-name="T30">→x</text:span><text:span text:style-name="T15">2</text:span><text:span text:style-name="T30">]</text:span></text:p>
      <text:p text:style-name="P20"><text:span text:style-name="T19"/></text:p>
      <text:p text:style-name="P20"><text:span text:style-name="T19"><text:tab/></text:span><text:span text:style-name="T30">x</text:span><text:span text:style-name="T15">0</text:span><text:span text:style-name="T30"> &lt;=&gt; id<text:tab/>x</text:span><text:span text:style-name="T15">1</text:span><text:span text:style-name="T30"> &lt;=&gt; g</text:span><text:span text:style-name="T15">12<text:tab/></text:span><text:span text:style-name="T30">x</text:span><text:span text:style-name="T15">2</text:span><text:span text:style-name="T30"> &lt;=&gt; id<text:tab/>x</text:span><text:span text:style-name="T15">3</text:span><text:span text:style-name="T30"> &lt;=&gt; id</text:span></text:p>
      <text:p text:style-name="P20"><text:span text:style-name="T30"/></text:p>
      <text:p text:style-name="P20"><text:span text:style-name="T30"><text:tab/></text:span><text:span text:style-name="T19">g</text:span><text:span text:style-name="T2">01</text:span><text:span text:style-name="T19">[</text:span><text:span text:style-name="T30">id</text:span><text:span text:style-name="T19">→</text:span><text:span text:style-name="T30">g</text:span><text:span text:style-name="T15">12</text:span><text:span text:style-name="T19">] </text:span><text:span text:style-name="T30">&lt;=&gt; g</text:span><text:span text:style-name="T15">02</text:span><text:span text:style-name="T30">[id→id] &lt;=&gt; g</text:span><text:span text:style-name="T15">02</text:span></text:p>
      <text:p text:style-name="P20"><text:span text:style-name="T30"><text:tab/>g</text:span><text:span text:style-name="T15">10</text:span><text:span text:style-name="T30">[g</text:span><text:span text:style-name="T15">12</text:span><text:span text:style-name="T30">→id] &lt;=&gt; g</text:span><text:span text:style-name="T15">20</text:span><text:span text:style-name="T30">[id→id] &lt;=&gt; g</text:span><text:span text:style-name="T15">20</text:span></text:p>
      <text:p text:style-name="P20"><text:span text:style-name="T30"/></text:p>
      <text:p text:style-name="P21"><text:span text:style-name="T30">I</text:span><text:span text:style-name="T19">nserting:</text:span></text:p>
      <text:p text:style-name="P20"><text:span text:style-name="T30"/></text:p>
      <text:p text:style-name="P20"><text:span text:style-name="T30"><text:tab/>((f</text:span><text:span text:style-name="T15">0</text:span><text:span text:style-name="T30">[id], f</text:span><text:span text:style-name="T15">1</text:span><text:span text:style-name="T30">[g</text:span><text:span text:style-name="T15">12</text:span><text:span text:style-name="T30">]), (f</text:span><text:span text:style-name="T15">0</text:span><text:span text:style-name="T30">[id], f</text:span><text:span text:style-name="T15">2</text:span><text:span text:style-name="T30">[id]))</text:span><text:span text:style-name="T19">[[g</text:span><text:span text:style-name="T2">01</text:span><text:span text:style-name="T19">[</text:span><text:span text:style-name="T30">id</text:span><text:span text:style-name="T19">→</text:span><text:span text:style-name="T30">g</text:span><text:span text:style-name="T15">12</text:span><text:span text:style-name="T19">], g</text:span><text:span text:style-name="T2">10</text:span><text:span text:style-name="T19">[</text:span><text:span text:style-name="T30">g</text:span><text:span text:style-name="T15">12</text:span><text:span text:style-name="T19">→</text:span><text:span text:style-name="T30">id</text:span><text:span text:style-name="T19">]]</text:span><text:span text:style-name="T2">iso</text:span><text:span text:style-name="T19">, [</text:span><text:span text:style-name="T30">g</text:span><text:span text:style-name="T15">02</text:span><text:span text:style-name="T30">[id→id], g</text:span><text:span text:style-name="T15">20</text:span><text:span text:style-name="T30">[id→id]</text:span><text:span text:style-name="T19">]</text:span><text:span text:style-name="T2">iso</text:span><text:span text:style-name="T19">]</text:span><text:span text:style-name="T2">hom</text:span></text:p>
      <text:p text:style-name="P20"><text:span text:style-name="T30"><text:tab/>((f</text:span><text:span text:style-name="T15">0</text:span><text:span text:style-name="T30">, f</text:span><text:span text:style-name="T15">1</text:span><text:span text:style-name="T30">[g</text:span><text:span text:style-name="T15">12</text:span><text:span text:style-name="T30">]), (f</text:span><text:span text:style-name="T15">0</text:span><text:span text:style-name="T30">, f</text:span><text:span text:style-name="T15">2</text:span><text:span text:style-name="T30">))</text:span><text:span text:style-name="T19">[[g</text:span><text:span text:style-name="T2">01</text:span><text:span text:style-name="T19">[</text:span><text:span text:style-name="T30">id</text:span><text:span text:style-name="T19">→</text:span><text:span text:style-name="T30">g</text:span><text:span text:style-name="T15">12</text:span><text:span text:style-name="T19">], g</text:span><text:span text:style-name="T2">10</text:span><text:span text:style-name="T19">[</text:span><text:span text:style-name="T30">g</text:span><text:span text:style-name="T15">12</text:span><text:span text:style-name="T19">→</text:span><text:span text:style-name="T30">id</text:span><text:span text:style-name="T19">]]</text:span><text:span text:style-name="T2">iso</text:span><text:span text:style-name="T19">, [</text:span><text:span text:style-name="T30">g</text:span><text:span text:style-name="T15">02</text:span><text:span text:style-name="T30">, g</text:span><text:span text:style-name="T15">20</text:span><text:span text:style-name="T19">]</text:span><text:span text:style-name="T2">iso</text:span><text:span text:style-name="T19">]</text:span><text:span text:style-name="T2">hom</text:span></text:p>
      <text:p text:style-name="P20"><text:span text:style-name="T30"><text:tab/>((f</text:span><text:span text:style-name="T15">0</text:span><text:span text:style-name="T30">, f</text:span><text:span text:style-name="T15">1</text:span><text:span text:style-name="T30">[g</text:span><text:span text:style-name="T15">12</text:span><text:span text:style-name="T30">]), (f</text:span><text:span text:style-name="T15">0</text:span><text:span text:style-name="T30">, f</text:span><text:span text:style-name="T15">2</text:span><text:span text:style-name="T30">))</text:span><text:span text:style-name="T19">[[g</text:span><text:span text:style-name="T2">0</text:span><text:span text:style-name="T16">2</text:span><text:span text:style-name="T19">, g</text:span><text:span text:style-name="T16">2</text:span><text:span text:style-name="T2">0</text:span><text:span text:style-name="T19">]</text:span><text:span text:style-name="T2">iso</text:span><text:span text:style-name="T19">, [</text:span><text:span text:style-name="T30">g</text:span><text:span text:style-name="T15">02</text:span><text:span text:style-name="T30">, g</text:span><text:span text:style-name="T15">20</text:span><text:span text:style-name="T19">]</text:span><text:span text:style-name="T2">iso</text:span><text:span text:style-name="T19">]</text:span><text:span text:style-name="T2">hom</text:span></text:p>
      <text:p text:style-name="P20"><text:span text:style-name="T30"/></text:p>
      <text:p text:style-name="P22"><text:span text:style-name="T30">S</text:span><text:span text:style-name="T19">olution:</text:span></text:p>
      <text:p text:style-name="P20"><text:span text:style-name="T30"/></text:p>
      <text:p text:style-name="P20"><text:span text:style-name="T30"><text:tab/></text:span><text:span text:style-name="T31">f</text:span><text:span text:style-name="T16">1</text:span><text:span text:style-name="T31">[g</text:span><text:span text:style-name="T16">12</text:span><text:span text:style-name="T31">] &lt;=&gt; f</text:span><text:span text:style-name="T16">2</text:span></text:p>
      <text:p text:style-name="P20"><text:span text:style-name="T31"/></text:p>
      <text:p text:style-name="P20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00:33:28.041890000</meta:creation-date>
    <dc:date>2017-08-06T21:48:31.345026000</dc:date>
    <meta:editing-duration>PT1M29S</meta:editing-duration>
    <meta:editing-cycles>1</meta:editing-cycles>
    <meta:document-statistic meta:table-count="0" meta:image-count="0" meta:object-count="0" meta:page-count="2" meta:paragraph-count="54" meta:word-count="455" meta:character-count="2956" meta:non-whitespace-character-count="2516"/>
    <meta:generator>LibreOffice/5.1.2.2$MacOSX_X86_64 LibreOffice_project/d3bf12ecb743fc0d20e0be0c58ca359301eb705f</meta:generator>
  </office:meta>
</office:document-meta>
</file>